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00ae00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94bd5e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ffff66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-color="#7da647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-color="#15516e" draw:opacity="50%" draw:textarea-horizontal-align="center" draw:textarea-vertical-align="middle" draw:shadow-opacity="50%"/>
    </style:style>
    <style:style style:name="gr8" style:family="graphic" style:parent-style-name="standard">
      <style:graphic-properties draw:marker-end="Arrow" draw:marker-end-width="0.15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Verdana" fo:font-size="10pt"/>
    </style:style>
    <style:style style:name="P5" style:family="paragraph">
      <style:paragraph-properties fo:margin-left="0cm" fo:margin-right="0cm" fo:text-indent="0cm"/>
      <style:text-properties fo:font-family="Verdana" fo:font-size="14pt" fo:font-weight="bold"/>
    </style:style>
    <style:style style:name="P6" style:family="paragraph">
      <style:text-properties fo:font-family="Verdana" fo:font-size="14pt"/>
    </style:style>
    <style:style style:name="T1" style:family="text">
      <style:text-properties fo:font-family="Verdana" fo:font-size="10pt"/>
    </style:style>
    <style:style style:name="T2" style:family="text">
      <style:text-properties fo:font-family="Verdana" fo:font-size="14pt" fo:font-weight="bold"/>
    </style:style>
    <style:style style:name="T3" style:family="text">
      <style:text-properties fo:font-size="10pt"/>
    </style:style>
    <style:style style:name="T4" style:family="text">
      <style:text-properties fo:font-family="Verdana"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cm" svg:height="9.5cm" svg:x="3.635cm" svg:y="3.635cm">
          <text:p/>
        </draw:rect>
        <draw:rect draw:style-name="gr2" draw:text-style-name="P1" draw:layer="layout" svg:width="6.5cm" svg:height="7.5cm" svg:x="4.135cm" svg:y="5.135cm">
          <text:p/>
        </draw:rect>
        <draw:rect draw:style-name="gr3" draw:text-style-name="P3" draw:layer="layout" svg:width="4cm" svg:height="1cm" svg:x="6.135cm" svg:y="6.135cm">
          <text:p text:style-name="P2"><text:span text:style-name="T1">Basiskomponenten</text:span></text:p>
        </draw:rect>
        <draw:rect draw:style-name="gr4" draw:text-style-name="P4" draw:layer="layout" svg:width="4cm" svg:height="1cm" svg:x="6.135cm" svg:y="7.635cm">
          <text:p text:style-name="P3"><text:span text:style-name="T1">Standardmodule</text:span></text:p>
        </draw:rect>
        <draw:rect draw:style-name="gr5" draw:text-style-name="P3" draw:layer="layout" svg:width="4cm" svg:height="1cm" svg:x="6.135cm" svg:y="10.635cm">
          <text:p text:style-name="P2"><text:span text:style-name="T1">Dokumentation</text:span></text:p>
        </draw:rect>
        <draw:rect draw:style-name="gr6" draw:text-style-name="P4" draw:layer="layout" svg:width="4cm" svg:height="1cm" svg:x="6.135cm" svg:y="9.135cm">
          <text:p text:style-name="P3"><text:span text:style-name="T1">optionale Module</text:span></text:p>
        </draw:rect>
        <draw:rect draw:style-name="gr7" draw:text-style-name="P1" draw:layer="layout" svg:width="1cm" svg:height="6.5cm" svg:x="4.626cm" svg:y="5.635cm">
          <text:p/>
        </draw:rect>
        <draw:line draw:style-name="gr8" draw:text-style-name="P1" draw:layer="layout" svg:x1="6.135cm" svg:y1="11.135cm" svg:x2="5.635cm" svg:y2="11.135cm">
          <text:p/>
        </draw:line>
        <draw:line draw:style-name="gr8" draw:text-style-name="P1" draw:layer="layout" svg:x1="6.135cm" svg:y1="9.635cm" svg:x2="5.635cm" svg:y2="9.635cm">
          <text:p/>
        </draw:line>
        <draw:line draw:style-name="gr8" draw:text-style-name="P1" draw:layer="layout" svg:x1="6.135cm" svg:y1="8.135cm" svg:x2="5.635cm" svg:y2="8.135cm">
          <text:p/>
        </draw:line>
        <draw:line draw:style-name="gr8" draw:text-style-name="P1" draw:layer="layout" svg:x1="6.135cm" svg:y1="6.635cm" svg:x2="5.635cm" svg:y2="6.635cm">
          <text:p/>
        </draw:line>
        <draw:frame draw:style-name="gr9" draw:text-style-name="P5" draw:layer="layout" svg:width="4.257cm" svg:height="0.852cm" draw:transform="rotate (1.5707963267946) translate (4.7cm 11.014cm)">
          <draw:text-box>
            <text:p text:style-name="P2"><text:span text:style-name="T2">MyCoRe-Kern</text:span></text:p>
          </draw:text-box>
        </draw:frame>
        <draw:rect draw:style-name="gr2" draw:text-style-name="P1" draw:layer="layout" svg:width="6.5cm" svg:height="7.5cm" svg:x="11.635cm" svg:y="5.135cm">
          <text:p/>
        </draw:rect>
        <draw:rect draw:style-name="gr3" draw:text-style-name="P3" draw:layer="layout" svg:width="4cm" svg:height="1cm" svg:x="13.635cm" svg:y="6.135cm">
          <text:p text:style-name="P2"><text:span text:style-name="T1">Konfiguration und</text:span></text:p>
          <text:p text:style-name="P2"><text:span text:style-name="T1">Ergänzungskomp</text:span><text:span text:style-name="T3">.</text:span></text:p>
        </draw:rect>
        <draw:rect draw:style-name="gr4" draw:text-style-name="P4" draw:layer="layout" svg:width="4cm" svg:height="1cm" svg:x="13.635cm" svg:y="7.635cm">
          <text:p text:style-name="P3"><text:span text:style-name="T1">Konfiguration der</text:span></text:p>
          <text:p text:style-name="P3"><text:span text:style-name="T1">Standardmodule</text:span></text:p>
        </draw:rect>
        <draw:rect draw:style-name="gr5" draw:text-style-name="P3" draw:layer="layout" svg:width="4cm" svg:height="1cm" svg:x="13.635cm" svg:y="10.635cm">
          <text:p text:style-name="P3"><text:span text:style-name="T1">Anwendungs-</text:span></text:p>
          <text:p text:style-name="P3"><text:span text:style-name="T1">dokumentation</text:span></text:p>
        </draw:rect>
        <draw:rect draw:style-name="gr6" draw:text-style-name="P4" draw:layer="layout" svg:width="4cm" svg:height="1cm" svg:x="13.635cm" svg:y="9.135cm">
          <text:p text:style-name="P3"><text:span text:style-name="T1">Konfiguration der</text:span></text:p>
          <text:p text:style-name="P3"><text:span text:style-name="T1">optionale Module</text:span></text:p>
        </draw:rect>
        <draw:rect draw:style-name="gr7" draw:text-style-name="P1" draw:layer="layout" svg:width="1cm" svg:height="6.5cm" svg:x="12.135cm" svg:y="5.635cm">
          <text:p/>
        </draw:rect>
        <draw:line draw:style-name="gr8" draw:text-style-name="P1" draw:layer="layout" svg:x1="13.635cm" svg:y1="11.135cm" svg:x2="13.135cm" svg:y2="11.135cm">
          <text:p/>
        </draw:line>
        <draw:line draw:style-name="gr8" draw:text-style-name="P1" draw:layer="layout" svg:x1="13.635cm" svg:y1="9.635cm" svg:x2="13.135cm" svg:y2="9.635cm">
          <text:p/>
        </draw:line>
        <draw:line draw:style-name="gr8" draw:text-style-name="P1" draw:layer="layout" svg:x1="13.635cm" svg:y1="8.135cm" svg:x2="13.135cm" svg:y2="8.135cm">
          <text:p/>
        </draw:line>
        <draw:line draw:style-name="gr8" draw:text-style-name="P1" draw:layer="layout" svg:x1="13.635cm" svg:y1="6.635cm" svg:x2="13.135cm" svg:y2="6.635cm">
          <text:p/>
        </draw:line>
        <draw:frame draw:style-name="gr9" draw:text-style-name="P5" draw:layer="layout" svg:width="4.989cm" svg:height="0.852cm" draw:transform="rotate (1.5707963267946) translate (12.209cm 11.38cm)">
          <draw:text-box>
            <text:p text:style-name="P2"><text:span text:style-name="T2">Anwendungsteil</text:span></text:p>
          </draw:text-box>
        </draw:frame>
        <draw:frame draw:style-name="gr9" draw:text-style-name="P6" draw:layer="layout" svg:width="8.02cm" svg:height="0.852cm" svg:x="7.125cm" svg:y="3.715cm">
          <draw:text-box>
            <text:p text:style-name="P2"><text:span text:style-name="T4">Gesamte MyCoRe-Anwen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6-07-05T15:24:55</meta:creation-date>
    <dc:creator>Kathleen Krebs</dc:creator>
    <dc:date>2006-07-11T11:03:56</dc:date>
    <dc:language>de-DE</dc:language>
    <meta:editing-cycles>9</meta:editing-cycles>
    <meta:editing-duration>PT1H54M3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